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fo:font-weight="bold" officeooo:rsid="001bc762" officeooo:paragraph-rsid="00005e1b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1bc762" officeooo:paragraph-rsid="00005e1b" style:font-size-asian="15.75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officeooo:rsid="001bc762" officeooo:paragraph-rsid="00005e1b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1bc762" officeooo:paragraph-rsid="00005e1b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05e1b" officeooo:paragraph-rsid="00005e1b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094401" officeooo:paragraph-rsid="00005e1b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1bc762" officeooo:paragraph-rsid="00005e1b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text-line-through-style="none" style:text-line-through-type="none" fo:font-size="12pt" fo:font-weight="normal" officeooo:rsid="00005e1b" officeooo:paragraph-rsid="00005e1b" style:font-size-asian="10.5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28b6" style:font-weight-asian="normal" style:font-weight-complex="normal"/>
    </style:style>
    <style:style style:name="T3" style:family="text">
      <style:text-properties fo:font-weight="normal" officeooo:rsid="00005e1b" style:font-weight-asian="normal" style:font-weight-complex="normal"/>
    </style:style>
    <style:style style:name="T4" style:family="text">
      <style:text-properties officeooo:rsid="00005e1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aboration <text:span text:style-name="T4">2</text:span> – <text:span text:style-name="T4">Bankaffärer</text:span></text:p>
      <text:p text:style-name="P2"/>
      <text:p text:style-name="P1">Laborationsdata</text:p>
      <text:p text:style-name="P3">Namn: <text:span text:style-name="T1">Tommy Yasi</text:span></text:p>
      <text:p text:style-name="P3">Login-id: <text:span text:style-name="T1">toya1800</text:span></text:p>
      <text:p text:style-name="P3">Laboration: <text:span text:style-name="T4">2</text:span><text:span text:style-name="T1"> – </text:span><text:span text:style-name="T3">Bankaffärer</text:span></text:p>
      <text:p text:style-name="P3">Datum: <text:span text:style-name="T1">2019-0</text:span><text:span text:style-name="T3">5-14</text:span></text:p>
      <text:p text:style-name="P3">Utvecklingsmiljö: <text:span text:style-name="T1">C</text:span><text:span text:style-name="T2">L</text:span><text:span text:style-name="T1">ion</text:span></text:p>
      <text:p text:style-name="P4"/>
      <text:p text:style-name="P1">Filer</text:p>
      <text:p text:style-name="P8">konto.h, konto.cpp</text:p>
      <text:p text:style-name="P8">bankKund.h, bankKund.cpp</text:p>
      <text:p text:style-name="P8">bank.h, bank.cpp</text:p>
      <text:p text:style-name="P8">testProgram.h, testProgram.cpp</text:p>
      <text:p text:style-name="P6">main.cpp</text:p>
      <text:p text:style-name="P7"/>
      <text:p text:style-name="P1">Slutsatser</text:p>
      <text:p text:style-name="P5">Väldigt svår labb för min del, blev klar efter cirka 5 veckor istället för 2 veckor, lärde mig däremot mer om hur unqie_ptr fungerar, var lite slarvig med hur man skulle initiera pekaren, därför pekade customer aldrig på något. Annars var den en lärorik labb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1" fo:font-family="'Liberation Serif'" style:font-family-generic="roman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4T12:06:45.503000000</meta:creation-date>
    <dc:date>2019-05-14T12:10:01.792000000</dc:date>
    <meta:editing-duration>PT3M16S</meta:editing-duration>
    <meta:editing-cycles>1</meta:editing-cycles>
    <meta:generator>LibreOffice/6.1.1.2$Windows_X86_64 LibreOffice_project/5d19a1bfa650b796764388cd8b33a5af1f5baa1b</meta:generator>
    <meta:document-statistic meta:table-count="0" meta:image-count="0" meta:object-count="0" meta:page-count="1" meta:paragraph-count="15" meta:word-count="72" meta:character-count="512" meta:non-whitespace-character-count="453"/>
  </office:meta>
</office:document-meta>
</file>